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3.295cm"/>
    </style:style>
    <style:style style:name="Tableau1.B" style:family="table-column">
      <style:table-column-properties style:column-width="16.813cm"/>
    </style:style>
    <style:style style:name="Tableau1.C" style:family="table-column">
      <style:table-column-properties style:column-width="7.601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6.205cm"/>
    </style:style>
    <style:style style:name="Tableau2.B" style:family="table-column">
      <style:table-column-properties style:column-width="3.487cm"/>
    </style:style>
    <style:style style:name="Tableau2.C" style:family="table-column">
      <style:table-column-properties style:column-width="2.117cm"/>
    </style:style>
    <style:style style:name="Tableau2.D" style:family="table-column">
      <style:table-column-properties style:column-width="3.392cm"/>
    </style:style>
    <style:style style:name="Tableau2.E" style:family="table-column">
      <style:table-column-properties style:column-width="2.094cm"/>
    </style:style>
    <style:style style:name="Tableau2.F" style:family="table-column">
      <style:table-column-properties style:column-width="1.9cm"/>
    </style:style>
    <style:style style:name="Tableau2.H" style:family="table-column">
      <style:table-column-properties style:column-width="3.415cm"/>
    </style:style>
    <style:style style:name="Tableau2.I" style:family="table-column">
      <style:table-column-properties style:column-width="3.2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0.9cm" fo:keep-together="always"/>
    </style:style>
    <style:style style:name="Tableau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style:row-height="0.9cm"/>
    </style:style>
    <style:style style:name="Tableau2.A25" style:family="table-cell">
      <style:table-cell-properties fo:padding="0.097cm" fo:border-left="none" fo:border-right="none" fo:border-top="0.05pt solid #000000" fo:border-bottom="none"/>
    </style:style>
    <style:style style:name="Tableau2.B25" style:family="table-cell">
      <style:table-cell-properties fo:padding="0.097cm" fo:border-left="none" fo:border-right="none" fo:border-top="0.05pt solid #000000" fo:border-bottom="none"/>
    </style:style>
    <style:style style:name="Tableau2.C25" style:family="table-cell">
      <style:table-cell-properties fo:padding="0.097cm" fo:border-left="none" fo:border-right="none" fo:border-top="0.05pt solid #000000" fo:border-bottom="none"/>
    </style:style>
    <style:style style:name="Tableau2.D25" style:family="table-cell">
      <style:table-cell-properties fo:padding="0.097cm" fo:border-left="none" fo:border-right="none" fo:border-top="0.05pt solid #000000" fo:border-bottom="none"/>
    </style:style>
    <style:style style:name="Tableau2.F25" style:family="table-cell">
      <style:table-cell-properties fo:padding="0.097cm" fo:border-left="none" fo:border-right="none" fo:border-top="0.05pt solid #000000" fo:border-bottom="none"/>
    </style:style>
    <style:style style:name="Tableau2.G25" style:family="table-cell">
      <style:table-cell-properties fo:padding="0.097cm" fo:border-left="none" fo:border-right="none" fo:border-top="0.05pt solid #000000" fo:border-bottom="none"/>
    </style:style>
    <style:style style:name="Tableau2.H25" style:family="table-cell">
      <style:table-cell-properties fo:padding="0.097cm" fo:border-left="none" fo:border-right="none" fo:border-top="0.05pt solid #000000" fo:border-bottom="none"/>
    </style:style>
    <style:style style:name="Tableau2.I25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32951b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" fo:font-size="8pt" officeooo:rsid="00ae5173" officeooo:paragraph-rsid="0011683b" style:font-size-asian="7pt" style:font-size-complex="8pt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Arial" fo:font-size="11pt" fo:font-style="italic" fo:font-weight="normal" officeooo:rsid="0027049b" officeooo:paragraph-rsid="0027049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6pt" fo:font-weight="normal" officeooo:rsid="0011683b" style:font-size-asian="5.25pt" style:font-weight-asian="normal" style:font-size-complex="6pt" style:font-weight-complex="normal"/>
    </style:style>
    <style:style style:name="P8" style:family="paragraph" style:parent-style-name="Table_20_Contents">
      <style:text-properties style:font-name="Arial" fo:font-weight="normal" officeooo:rsid="0011683b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text-properties style:font-name="Arial" officeooo:paragraph-rsid="0011683b"/>
    </style:style>
    <style:style style:name="P12" style:family="paragraph" style:parent-style-name="Standard">
      <style:text-properties officeooo:paragraph-rsid="0011683b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15" style:family="paragraph" style:parent-style-name="Header">
      <style:text-properties style:font-name="Arial" fo:font-size="8pt" fo:font-weight="normal" officeooo:rsid="000d9e36" officeooo:paragraph-rsid="00407d37" style:font-size-asian="8pt" style:font-weight-asian="normal" style:font-size-complex="8pt" style:font-weight-complex="normal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0daa6d0" style:font-size-asian="11pt" style:font-size-complex="11pt"/>
    </style:style>
    <style:style style:name="T3" style:family="text">
      <style:text-properties style:font-name="Arial" fo:font-size="11pt" officeooo:rsid="00155093" style:font-size-asian="11pt" style:font-size-complex="11pt"/>
    </style:style>
    <style:style style:name="T4" style:family="text">
      <style:text-properties style:font-name="Arial" officeooo:rsid="00d936c0"/>
    </style:style>
    <style:style style:name="T5" style:family="text">
      <style:text-properties style:font-name="Arial" officeooo:rsid="0011683b"/>
    </style:style>
    <style:style style:name="T6" style:family="text">
      <style:text-properties style:font-name="Arial" fo:font-weight="normal" officeooo:rsid="0011683b" style:font-weight-asian="normal" style:font-weight-complex="normal"/>
    </style:style>
    <style:style style:name="T7" style:family="text">
      <style:text-properties style:font-name="Arial" officeooo:rsid="0027049b"/>
    </style:style>
    <style:style style:name="T8" style:family="text">
      <style:text-properties style:font-name="Arial" officeooo:rsid="0027260a"/>
    </style:style>
    <style:style style:name="T9" style:family="text">
      <style:text-properties style:font-name="Arial" officeooo:rsid="00296330"/>
    </style:style>
    <style:style style:name="T10" style:family="text">
      <style:text-properties fo:font-weight="normal" officeooo:rsid="0011683b" style:font-weight-asian="normal" style:font-weight-complex="normal"/>
    </style:style>
    <style:style style:name="T11" style:family="text">
      <style:text-properties fo:font-weight="normal" officeooo:rsid="0020d37a" style:font-weight-asian="normal" style:font-weight-complex="normal"/>
    </style:style>
    <style:style style:name="T12" style:family="text">
      <style:text-properties officeooo:rsid="00133185"/>
    </style:style>
    <style:style style:name="T13" style:family="text">
      <style:text-properties officeooo:rsid="002b44c8"/>
    </style:style>
    <style:style style:name="T14" style:family="text">
      <style:text-properties officeooo:rsid="003818d6"/>
    </style:style>
    <style:style style:name="T15" style:family="text">
      <style:text-properties fo:font-size="26pt" fo:font-weight="bold" officeooo:rsid="0027049b" style:font-size-asian="26pt" style:font-weight-asian="bold" style:font-size-complex="2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Ochard Name" text:name="py3o.ochard.name"/>
        <text:user-field-decl office:value-type="string" office:string-value="Land Registry Ref" text:name="py3o.parcel.land_registry_ref"/>
        <text:user-field-decl office:value-type="string" office:string-value="Density" text:name="py3o.density"/>
        <text:user-field-decl office:value-type="string" office:string-value="Planted Year" text:name="py3o.planted_year"/>
        <text:user-field-decl office:value-type="string" office:string-value="Cultivation Method" text:name="py3o.cultivation_method"/>
        <text:user-field-decl office:value-type="string" office:string-value="Notes" text:name="py3o.notes"/>
        <text:user-field-decl office:value-type="string" office:string-value="Ochard Name and City" text:name="py3o.ochard.display_name"/>
        <text:user-field-decl office:value-type="string" office:string-value="Density" text:name="py3o.parcel.density"/>
        <text:user-field-decl office:value-type="string" office:string-value="Notes" text:name="py3o.parcel.notes"/>
        <text:user-field-decl office:value-type="string" office:string-value="Cultivation Method" text:name="py3o.parcel.cultivation_method"/>
        <text:user-field-decl office:value-type="string" office:string-value="Planted Year" text:name="py3o.parcel.planted_year"/>
        <text:user-field-decl office:value-type="string" office:string-value="Year" text:name="py3o.year"/>
        <text:user-field-decl office:value-type="string" office:string-value="Year" text:name="py3o.o.env.company.current_season_id.year"/>
      </text:user-field-decls>
      <text:p text:style-name="P1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obj.lang%20or%20'en_US'%22" text:style-name="Internet_20_link" text:visited-style-name="Visited_20_Internet_20_Link"><text:span text:style-name="T3">with="lang=obj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<draw:frame draw:style-name="fr1" draw:name="py3o.image(o.env.company.partner_id.image_256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table:style-name="Tableau1.A1" office:value-type="string">
            <text:p text:style-name="P15"><text:text-input text:description="py3o://function=&quot;format_multiline_value(o.env.company._display_report_header(line_details=[['phone', 'email', 'website'], ['vat', (hasattr(o.env.company, 'siret') and o.env.company.siret or False, 'SIRET :'), (hasattr(o.env.company, 'ape') and o.env.company.ape or False, 'APE :'), (o.env.company.capital_amount and o_format_lang(o.env.company.capital_amount, currency_obj=o.env.company.currency_id) or False, o.env.company.legal_type and o.env.company.legal_type + ' au capital de')]]))&quot;">[company_header]</text:text-input>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2" office:value-type="string">
            <text:p text:style-name="P6"/>
            <text:p text:style-name="P11"><text:span text:style-name="T15">RELEVÉ </text:span><text:span text:style-name="T15"><text:user-field-get text:name="py3o.o.env.company.current_season_id.year">Year</text:user-field-get></text:span><text:span text:style-name="T15"><text:s/>DES PARCELLES</text:span></text:p>
          </table:table-cell>
          <table:covered-table-cell/>
          <table:table-cell table:style-name="Tableau1.A1" office:value-type="string">
            <text:p text:style-name="Table_20_Contents"><text:a xlink:type="simple" xlink:href="py3o://if=%22o.commercial_partner_id.ref%22" text:style-name="Internet_20_link" text:visited-style-name="Visited_20_Internet_20_Link"><text:span text:style-name="T6">if="o.commercial_partner_id.ref"</text:span></text:a></text:p>
            <text:p text:style-name="P6"><text:span text:style-name="T11">Référence client : </text:span><text:span text:style-name="T10"><text:user-field-get text:name="py3o.o.commercial_partner_id.ref">Partner Ref</text:user-field-get></text:span></text:p>
            <text:p text:style-name="P7"/>
            <text:p text:style-name="Table_20_Contents"><text:a xlink:type="simple" xlink:href="py3o:///if" text:style-name="Internet_20_link" text:visited-style-name="Visited_20_Internet_20_Link"><text:span text:style-name="T6">/if</text:span></text:a></text:p>
            <text:p text:style-name="P8"><text:text-input text:description="py3o://function=&quot;format_multiline_value(o._display_full_address(details=['company', 'name', 'address']))&quot;">Partner Address
</text:text-input></text:p>
          </table:table-cell>
        </table:table-row>
      </table:table>
      <text:p text:style-name="P4"/>
      <text:p text:style-name="P5">A nous remettre, mis à jour, au premier apport (inutile si vous êtes certain de nous l'avoir déjà remis complet et à jour).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column table:style-name="Tableau2.I"/>
        <table:table-header-rows>
          <table:table-row>
            <table:table-cell table:style-name="Tableau2.A1" office:value-type="string">
              <text:p text:style-name="Table_20_Heading">Parcelle (nom ou n°)</text:p>
            </table:table-cell>
            <table:table-cell table:style-name="Tableau2.A1" office:value-type="string">
              <text:p text:style-name="Table_20_Heading">Références cadastrales</text:p>
            </table:table-cell>
            <table:table-cell table:style-name="Tableau2.A1" office:value-type="string">
              <text:p text:style-name="Table_20_Heading">Surfaces en hectares</text:p>
            </table:table-cell>
            <table:table-cell table:style-name="Tableau2.A1" office:value-type="string">
              <text:p text:style-name="Table_20_Heading">Variétés d'olives</text:p>
            </table:table-cell>
            <table:table-cell table:style-name="Tableau2.A1" office:value-type="string">
              <text:p text:style-name="Table_20_Heading">Densité de plantation</text:p>
            </table:table-cell>
            <table:table-cell table:style-name="Tableau2.A1" office:value-type="string">
              <text:p text:style-name="Table_20_Heading">N<text:span text:style-name="T14">b</text:span> d'arbres</text:p>
            </table:table-cell>
            <table:table-cell table:style-name="Tableau2.A1" office:value-type="string">
              <text:p text:style-name="Table_20_Heading">Année de plantation</text:p>
            </table:table-cell>
            <table:table-cell table:style-name="Tableau2.A1" office:value-type="string">
              <text:p text:style-name="Table_20_Heading">Méthodes culturales (irrigation etc.)</text:p>
            </table:table-cell>
            <table:table-cell table:style-name="Tableau2.I1" office:value-type="string">
              <text:p text:style-name="Table_20_Heading">Certification (bio, agri. raisonnée)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if=%22o.olive_ochard_ids%22" text:style-name="Internet_20_link" text:visited-style-name="Visited_20_Internet_20_Link"><text:span text:style-name="T7">if="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for=%22ochard%20in%20o.olive_ochard_ids%22" text:style-name="Internet_20_link" text:visited-style-name="Visited_20_Internet_20_Link"><text:span text:style-name="T13">for="ochard in 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for=%22parcel%20in%20ochard.parcel_ids%22" text:style-name="Internet_20_link" text:visited-style-name="Visited_20_Internet_20_Link"><text:span text:style-name="T8">for="parcel in ochard.parcel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10"><text:user-field-get text:name="py3o.ochard.display_name">Ochard Name and City</text:user-field-get></text:p>
          </table:table-cell>
          <table:table-cell table:style-name="Tableau2.A2" office:value-type="string">
            <text:p text:style-name="P10"><text:user-field-get text:name="py3o.parcel.land_registry_ref">Land Registry Ref</text:user-field-get></text:p>
          </table:table-cell>
          <table:table-cell table:style-name="Tableau2.A2" office:value-type="string">
            <text:p text:style-name="P9"><text:text-input text:description="py3o://function=&quot;parcel.area and o_format_lang(parcel.area, dp='Olive Parcel Area') + ' ha' or ''&quot;">Area</text:text-input></text:p>
          </table:table-cell>
          <table:table-cell table:style-name="Tableau2.A2" office:value-type="string">
            <text:p text:style-name="P10"><text:text-input text:description="py3o://function=&quot;', '.join([vari.name for vari in parcel.variant_ids])&quot;">Olive Variants</text:text-input></text:p>
          </table:table-cell>
          <table:table-cell table:style-name="Tableau2.A2" office:value-type="string">
            <text:p text:style-name="P10"><text:user-field-get text:name="py3o.parcel.density">Density</text:user-field-get></text:p>
          </table:table-cell>
          <table:table-cell table:style-name="Tableau2.A2" office:value-type="string">
            <text:p text:style-name="P10"><text:text-input text:description="py3o://function=&quot;parcel.tree_qty and o_format_lang(parcel.tree_qty, digits=0) or ''&quot;">Tree Qty</text:text-input></text:p>
          </table:table-cell>
          <table:table-cell table:style-name="Tableau2.A2" office:value-type="string">
            <text:p text:style-name="P10"><text:user-field-get text:name="py3o.parcel.planted_year">Planted Year</text:user-field-get></text:p>
          </table:table-cell>
          <table:table-cell table:style-name="Tableau2.A2" office:value-type="string">
            <text:p text:style-name="P10"><text:user-field-get text:name="py3o.parcel.cultivation_method">Cultivation Method</text:user-field-get></text:p>
          </table:table-cell>
          <table:table-cell table:style-name="Tableau2.I2" office:value-type="string">
            <text:p text:style-name="P6"><text:user-field-get text:name="py3o.parcel.notes">Notes</text:user-field-get></text:p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if=%22not%20o.olive_ochard_ids%22" text:style-name="Internet_20_link" text:visited-style-name="Visited_20_Internet_20_Link"><text:span text:style-name="T9">if="not o.olive_ochard_ids"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ext:soft-page-break/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9">/if</text:span></text:a>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I2" office:value-type="string">
            <text:p text:style-name="P6"/>
          </table:table-cell>
        </table:table-row>
        <table:table-row table:style-name="Tableau2.25">
          <table:table-cell table:style-name="Tableau2.A25" office:value-type="string">
            <text:p text:style-name="P13">F<text:span text:style-name="T12">ait à :</text:span></text:p>
          </table:table-cell>
          <table:table-cell table:style-name="Tableau2.B25" office:value-type="string">
            <text:p text:style-name="P13">Le :</text:p>
          </table:table-cell>
          <table:table-cell table:style-name="Tableau2.C25" office:value-type="string">
            <text:p text:style-name="Table_20_Heading"/>
          </table:table-cell>
          <table:table-cell table:style-name="Tableau2.D25" table:number-columns-spanned="2" office:value-type="string">
            <text:p text:style-name="Table_20_Heading">Signature de l'oléiculteur :</text:p>
          </table:table-cell>
          <table:covered-table-cell/>
          <table:table-cell table:style-name="Tableau2.F25" office:value-type="string">
            <text:p text:style-name="P6"/>
          </table:table-cell>
          <table:table-cell table:style-name="Tableau2.G25" office:value-type="string">
            <text:p text:style-name="P6"/>
          </table:table-cell>
          <table:table-cell table:style-name="Tableau2.H25" office:value-type="string">
            <text:p text:style-name="P6"/>
          </table:table-cell>
          <table:table-cell table:style-name="Tableau2.I25" office:value-type="string">
            <text:p text:style-name="P6"/>
          </table:table-cell>
        </table:table-row>
      </table:table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9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8T16:05:02.159872560</meta:creation-date>
    <dc:date>2023-10-05T17:18:02.385428154</dc:date>
    <meta:editing-duration>PT3H43M34S</meta:editing-duration>
    <meta:editing-cycles>48</meta:editing-cycles>
    <meta:generator>LibreOffice/7.3.7.2$Linux_X86_64 LibreOffice_project/30$Build-2</meta:generator>
    <meta:document-statistic meta:table-count="2" meta:image-count="0" meta:object-count="0" meta:page-count="2" meta:paragraph-count="43" meta:word-count="124" meta:character-count="835" meta:non-whitespace-character-count="762"/>
  </office:meta>
</office:document-meta>
</file>